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Text_20_body">
      <style:text-properties style:font-name="Arial" fo:font-size="6pt" style:font-size-asian="6pt" style:font-size-complex="6pt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fo:language="en" fo:country="none"/>
    </style:style>
    <style:style style:name="T34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5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6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9" style:family="text">
      <style:text-properties fo:letter-spacing="0.0138in" style:text-underline-style="none" fo:font-weight="bold" style:font-weight-asian="bold"/>
    </style:style>
    <style:style style:name="T40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5">CALIBRATION CERTIFICATE</text:p>
      <text:p text:style-name="P21"/>
      <text:p text:style-name="P44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3"/>
      <text:p text:style-name="P5">S/n: <text:span text:style-name="T28"><text:s/></text:span><text:span text:style-name="T20">$</text:span><text:span text:style-name="T12">allSerial </text:span></text:p>
      <text:p text:style-name="P9"/>
      <text:p text:style-name="P6">Measurement limits:</text:p>
      <text:p text:style-name="P7"><text:span text:style-name="T13">0.1 </text:span><text:span text:style-name="T14">µ</text:span><text:span text:style-name="T13">Sv/h – 1.0 Sv/h</text:span></text:p>
      <text:p text:style-name="P10"/>
      <text:p text:style-name="P6">Measurement error:</text:p>
      <text:p text:style-name="P4"><text:span text:style-name="T37">0.1 </text:span><text:span text:style-name="T38">µ</text:span><text:span text:style-name="T37">Sv/h – 0.99 </text:span><text:span text:style-name="T38">µ</text:span><text:span text:style-name="T37">Sv/h – </text:span><text:span text:style-name="T34">±</text:span><text:span text:style-name="T36">30</text:span><text:span text:style-name="T35">%</text:span><text:span text:style-name="T39">, </text:span></text:p>
      <text:p text:style-name="P4"><text:span text:style-name="T37">1 </text:span><text:span text:style-name="T38">µ</text:span><text:span text:style-name="T37">Sv/h – 1 Sv/h – </text:span><text:span text:style-name="T34">±</text:span><text:span text:style-name="T36">15</text:span><text:span text:style-name="T35">%</text:span></text:p>
      <text:p text:style-name="P4"/>
      <text:p text:style-name="P6">Operating conditions: </text:p>
      <text:list xml:id="list5442601842020619170" text:style-name="L1">
        <text:list-item>
          <text:p text:style-name="P52"><text:span text:style-name="T16">Air temperature<text:tab/></text:span><text:span text:style-name="T27"><text:tab/><text:tab/><text:tab/>+</text:span><text:span text:style-name="T16">$temp</text:span><text:span text:style-name="T27"> °</text:span><text:span text:style-name="T16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6"><text:span text:style-name="Знак_20_примечания"><text:span text:style-name="T32">$facility_13+11eng;</text:span></text:span></text:p>
      <text:p text:style-name="P46"><text:span text:style-name="Знак_20_примечания"><text:span text:style-name="T32"/></text:span></text:p>
      <text:p text:style-name="P22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 </text:span><text:span text:style-name="T10">(</text:span><text:span text:style-name="T40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1"><text:span text:style-name="T26">Ḣ</text:span><text:span text:style-name="T25">p</text:span><text:span text:style-name="T23">i</text:span><text:span text:style-name="T29">(10)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7">Dose rate measurement</text:p>
            <text:p text:style-name="P31"><text:span text:style-name="T10">at check point</text:span>,</text:p>
            <text:p text:style-name="P31"><text:span text:style-name="T11">Ḣ</text:span><text:span text:style-name="T23">pi</text:span><text:span text:style-name="T29">(10)</text:span></text:p>
          </table:table-cell>
          <table:table-cell table:style-name="t1.B2" office:value-type="string">
            <text:p text:style-name="P28"><text:span text:style-name="T10">Average value</text:span>, </text:p>
            <text:p text:style-name="P29"><text:span text:style-name="T30">Ḣ</text:span><text:span text:style-name="T23">pi</text:span><text:span text:style-name="T29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20"><text:span text:style-name="T33">Relative standard deviation</text:span>,</text:p>
            <text:p text:style-name="P20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5">Limits of intrinsic relative</text:p>
            <text:p text:style-name="P23"><text:span text:style-name="T10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6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6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9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 </text:span><text:span text:style-name="T10">(</text:span><text:span text:style-name="T40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2">Actual dose value</text:span><text:span text:style-name="T1">,</text:span>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5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/h</text:p>
          </table:table-cell>
          <table:table-cell table:style-name="s1.B4" office:value-type="string">
            <text:p text:style-name="P13">##1-<text:span text:style-name="T10">dn_</text:span><text:span text:style-name="T18">3</text:span></text:p>
          </table:table-cell>
          <table:table-cell table:style-name="s1.B4" office:value-type="string">
            <text:p text:style-name="P18"><text:s text:c="2"/>##1-<text:span text:style-name="T10">dd_</text:span><text:span text:style-name="T18">3</text:span> <text:s/></text:p>
            <text:p text:style-name="P17">360s</text:p>
          </table:table-cell>
          <table:table-cell table:style-name="s1.B4" office:value-type="string">
            <text:p text:style-name="P13">##1-d_dev_<text:span text:style-name="T18">3</text:span></text:p>
          </table:table-cell>
          <table:table-cell table:style-name="s1.B4" office:value-type="string">
            <text:p text:style-name="P13">##1-dose_<text:span text:style-name="T18">3</text:span></text:p>
          </table:table-cell>
          <table:table-cell table:style-name="s1.B4" office:value-type="string">
            <text:p text:style-name="P13">##1-d_res_<text:span text:style-name="T18">3</text:span></text:p>
          </table:table-cell>
          <table:table-cell table:style-name="s1.B4" office:value-type="string">
            <text:p text:style-name="P13">##1-o_pog_<text:span text:style-name="T18">3</text:span></text:p>
          </table:table-cell>
          <table:table-cell table:style-name="s1.B4" office:value-type="string">
            <text:p text:style-name="P13">##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##1-<text:span text:style-name="T10">dn</text:span></text:p>
          </table:table-cell>
          <table:table-cell table:style-name="s1.B5" office:value-type="string">
            <text:p text:style-name="P18"><text:s text:c="2"/>##1-<text:span text:style-name="T10">dd</text:span> <text:s/></text:p>
            <text:p text:style-name="P17">180s</text:p>
          </table:table-cell>
          <table:table-cell table:style-name="s1.B5" office:value-type="string">
            <text:p text:style-name="P13">##1-d_dev</text:p>
          </table:table-cell>
          <table:table-cell table:style-name="s1.B5" office:value-type="string">
            <text:p text:style-name="P13">##1-dose</text:p>
          </table:table-cell>
          <table:table-cell table:style-name="s1.B5" office:value-type="string">
            <text:p text:style-name="P13">##1-d_res</text:p>
          </table:table-cell>
          <table:table-cell table:style-name="s1.B5" office:value-type="string">
            <text:p text:style-name="P13">##1-o_pog</text:p>
          </table:table-cell>
          <table:table-cell table:style-name="s1.B5" office:value-type="string">
            <text:p text:style-name="P13">##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0:41.52</dc:date>
    <meta:editing-duration>P3DT9H13M1S</meta:editing-duration>
    <meta:editing-cycles>424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253" meta:character-count="1699"/>
  </office:meta>
</office:document-meta>
</file>